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bed90" officeooo:paragraph-rsid="000bed90"/>
    </style:style>
    <style:style style:name="P2" style:family="paragraph" style:parent-style-name="Standard">
      <style:paragraph-properties fo:text-align="center" style:justify-single-word="false"/>
      <style:text-properties fo:font-size="18pt" officeooo:rsid="000bed90" officeooo:paragraph-rsid="000bed90" style:font-size-asian="18pt" style:font-size-complex="18pt"/>
    </style:style>
    <style:style style:name="P3" style:family="paragraph" style:parent-style-name="Standard">
      <style:text-properties fo:font-weight="bold" officeooo:rsid="000bed90" officeooo:paragraph-rsid="000bed90" style:font-weight-asian="bold" style:font-weight-complex="bold"/>
    </style:style>
    <style:style style:name="P4" style:family="paragraph" style:parent-style-name="Standard">
      <style:text-properties fo:font-weight="bold" officeooo:rsid="000c1ca4" officeooo:paragraph-rsid="000c1ca4" style:font-weight-asian="bold" style:font-weight-complex="bold"/>
    </style:style>
    <style:style style:name="P5" style:family="paragraph" style:parent-style-name="Standard">
      <style:text-properties officeooo:rsid="000c1ca4" officeooo:paragraph-rsid="000c1ca4"/>
    </style:style>
    <style:style style:name="P6" style:family="paragraph" style:parent-style-name="Standard">
      <style:text-properties officeooo:rsid="000d9e9c" officeooo:paragraph-rsid="000d9e9c"/>
    </style:style>
    <style:style style:name="P7" style:family="paragraph" style:parent-style-name="Standard">
      <style:text-properties fo:font-size="10pt" officeooo:rsid="000d9e9c" officeooo:paragraph-rsid="000d9e9c" style:font-size-asian="10pt" style:font-size-complex="10pt"/>
    </style:style>
    <style:style style:name="P8" style:family="paragraph" style:parent-style-name="Standard">
      <style:text-properties fo:font-size="12pt" officeooo:rsid="000d9e9c" officeooo:paragraph-rsid="000d9e9c" style:font-size-asian="10.5pt" style:font-size-complex="12pt"/>
    </style:style>
    <style:style style:name="P9" style:family="paragraph" style:parent-style-name="Standard">
      <style:text-properties fo:font-size="12pt" officeooo:rsid="000d9e9c" officeooo:paragraph-rsid="0010dfbd" style:font-size-asian="10.5pt" style:font-size-complex="12pt"/>
    </style:style>
    <style:style style:name="P10" style:family="paragraph" style:parent-style-name="Standard">
      <style:text-properties fo:font-size="12pt" officeooo:rsid="0010dfbd" officeooo:paragraph-rsid="0010dfbd" style:font-size-asian="10.5pt" style:font-size-complex="12pt"/>
    </style:style>
    <style:style style:name="P11" style:family="paragraph" style:parent-style-name="Standard">
      <style:text-properties fo:font-size="12pt" fo:font-weight="bold" officeooo:rsid="000d9e9c" officeooo:paragraph-rsid="000d9e9c" style:font-size-asian="10.5pt" style:font-weight-asian="bold" style:font-size-complex="12pt" style:font-weight-complex="bold"/>
    </style:style>
    <style:style style:name="P12" style:family="paragraph" style:parent-style-name="Standard">
      <style:text-properties fo:font-size="12pt" fo:font-weight="bold" officeooo:rsid="0010dfbd" officeooo:paragraph-rsid="0010dfbd" style:font-size-asian="10.5pt" style:font-weight-asian="bold" style:font-size-complex="12pt" style:font-weight-complex="bold"/>
    </style:style>
    <style:style style:name="P13" style:family="paragraph" style:parent-style-name="Standard" style:list-style-name="L1">
      <style:text-properties officeooo:rsid="000bed90" officeooo:paragraph-rsid="000bed90"/>
    </style:style>
    <style:style style:name="P14" style:family="paragraph" style:parent-style-name="Standard">
      <style:text-properties fo:font-size="12pt" officeooo:rsid="000d9e9c" officeooo:paragraph-rsid="000d9e9c" style:font-size-asian="10.5pt" style:font-size-complex="12pt"/>
    </style:style>
    <style:style style:name="P15" style:family="paragraph" style:parent-style-name="Standard">
      <style:text-properties fo:font-size="12pt" officeooo:rsid="000d9e9c" officeooo:paragraph-rsid="0014f576" style:font-size-asian="10.5pt" style:font-size-complex="12pt"/>
    </style:style>
    <style:style style:name="P16" style:family="paragraph" style:parent-style-name="Standard">
      <style:text-properties fo:font-size="12pt" officeooo:rsid="000d9e9c" officeooo:paragraph-rsid="001762c8" style:font-size-asian="10.5pt" style:font-size-complex="12pt"/>
    </style:style>
    <style:style style:name="P17" style:family="paragraph" style:parent-style-name="Standard">
      <style:text-properties fo:font-size="12pt" officeooo:rsid="000d9e9c" officeooo:paragraph-rsid="00192ce2" style:font-size-asian="10.5pt" style:font-size-complex="12pt"/>
    </style:style>
    <style:style style:name="P18" style:family="paragraph" style:parent-style-name="Standard">
      <style:text-properties fo:font-size="12pt" officeooo:rsid="000d9e9c" officeooo:paragraph-rsid="0024b410" style:font-size-asian="10.5pt" style:font-size-complex="12pt"/>
    </style:style>
    <style:style style:name="P19" style:family="paragraph" style:parent-style-name="Standard">
      <style:text-properties fo:font-size="12pt" officeooo:rsid="000d9e9c" officeooo:paragraph-rsid="0025ac66" style:font-size-asian="10.5pt" style:font-size-complex="12pt"/>
    </style:style>
    <style:style style:name="P20" style:family="paragraph" style:parent-style-name="Standard">
      <style:text-properties fo:font-size="12pt" fo:font-weight="bold" officeooo:rsid="000d9e9c" officeooo:paragraph-rsid="0014f576" style:font-size-asian="10.5pt" style:font-weight-asian="bold" style:font-size-complex="12pt" style:font-weight-complex="bold"/>
    </style:style>
    <style:style style:name="P21" style:family="paragraph" style:parent-style-name="Standard">
      <style:text-properties fo:font-size="14pt" fo:font-weight="bold" officeooo:rsid="000d9e9c" officeooo:paragraph-rsid="000d9e9c" style:font-size-asian="14pt" style:font-weight-asian="bold" style:font-size-complex="14pt" style:font-weight-complex="bold"/>
    </style:style>
    <style:style style:name="T1" style:family="text">
      <style:text-properties officeooo:rsid="000c1ca4"/>
    </style:style>
    <style:style style:name="T2" style:family="text">
      <style:text-properties officeooo:rsid="000d9e9c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officeooo:rsid="0010dfb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1fe6c4" style:font-weight-asian="bold" style:font-weight-complex="bold"/>
    </style:style>
    <style:style style:name="T7" style:family="text">
      <style:text-properties fo:font-weight="bold" officeooo:rsid="0024b410" style:font-weight-asian="bold" style:font-weight-complex="bold"/>
    </style:style>
    <style:style style:name="T8" style:family="text">
      <style:text-properties fo:font-weight="bold" officeooo:rsid="0026b9bb" style:font-weight-asian="bold" style:font-weight-complex="bold"/>
    </style:style>
    <style:style style:name="T9" style:family="text">
      <style:text-properties officeooo:rsid="0012b0ef"/>
    </style:style>
    <style:style style:name="T10" style:family="text">
      <style:text-properties officeooo:rsid="0014f576"/>
    </style:style>
    <style:style style:name="T11" style:family="text">
      <style:text-properties fo:color="#ce181e" officeooo:rsid="0014f576"/>
    </style:style>
    <style:style style:name="T12" style:family="text">
      <style:text-properties officeooo:rsid="001762c8"/>
    </style:style>
    <style:style style:name="T13" style:family="text">
      <style:text-properties style:text-underline-style="solid" style:text-underline-width="auto" style:text-underline-color="font-color"/>
    </style:style>
    <style:style style:name="T14" style:family="text">
      <style:text-properties officeooo:rsid="001baa4c"/>
    </style:style>
    <style:style style:name="T15" style:family="text">
      <style:text-properties fo:font-size="14pt" style:font-size-asian="14pt" style:font-size-complex="14pt"/>
    </style:style>
    <style:style style:name="T16" style:family="text">
      <style:text-properties fo:font-size="14pt" fo:font-weight="bold" style:font-size-asian="14pt" style:font-weight-asian="bold" style:font-size-complex="14pt" style:font-weight-complex="bold"/>
    </style:style>
    <style:style style:name="T17" style:family="text">
      <style:text-properties fo:font-size="14pt" fo:font-weight="bold" officeooo:rsid="001fe6c4" style:font-size-asian="14pt" style:font-weight-asian="bold" style:font-size-complex="14pt" style:font-weight-complex="bold"/>
    </style:style>
    <style:style style:name="T18" style:family="text">
      <style:text-properties fo:font-size="14pt" fo:font-weight="bold" officeooo:rsid="0026b9bb" style:font-size-asian="14pt" style:font-weight-asian="bold" style:font-size-complex="14pt" style:font-weight-complex="bold"/>
    </style:style>
    <style:style style:name="T19" style:family="text">
      <style:text-properties fo:font-size="14pt" fo:font-weight="bold" officeooo:rsid="0024b410" style:font-size-asian="14pt" style:font-weight-asian="bold" style:font-size-complex="14pt" style:font-weight-complex="bold"/>
    </style:style>
    <style:style style:name="T20" style:family="text">
      <style:text-properties officeooo:rsid="0024b410"/>
    </style:style>
    <style:style style:name="T21" style:family="text">
      <style:text-properties fo:font-size="15pt" fo:font-weight="bold" style:font-size-asian="15pt" style:font-weight-asian="bold" style:font-size-complex="15pt" style:font-weight-complex="bold"/>
    </style:style>
    <style:style style:name="T22" style:family="text">
      <style:text-properties fo:font-size="15pt" fo:font-weight="bold" officeooo:rsid="0024b410" style:font-size-asian="15pt" style:font-weight-asian="bold" style:font-size-complex="15pt" style:font-weight-complex="bold"/>
    </style:style>
    <style:style style:name="T23" style:family="text">
      <style:text-properties fo:font-size="16pt" fo:font-weight="bold" style:font-size-asian="16pt" style:font-weight-asian="bold" style:font-size-complex="16pt" style:font-weight-complex="bold"/>
    </style:style>
    <style:style style:name="T24" style:family="text">
      <style:text-properties fo:font-size="16pt" fo:font-weight="bold" officeooo:rsid="0024b410" style:font-size-asian="16pt" style:font-weight-asian="bold" style:font-size-complex="16pt" style:font-weight-complex="bold"/>
    </style:style>
    <style:style style:name="T25" style:family="text">
      <style:text-properties officeooo:rsid="0026b9b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YTHON</text:p>
      <text:p text:style-name="P1"/>
      <text:p text:style-name="P1"/>
      <text:p text:style-name="P3">* Python environments:</text:p>
      <text:p text:style-name="P1"/>
      <text:list xml:id="list4266871410" text:style-name="L1">
        <text:list-item>
          <text:p text:style-name="P13">Text editors: <text:s/>atom, sublime text, etc</text:p>
        </text:list-item>
        <text:list-item>
          <text:p text:style-name="P13">Full IDEs: <text:s text:c="2"/>PyCharm, Spyder</text:p>
        </text:list-item>
        <text:list-item>
          <text:p text:style-name="P13">Notebook: <text:s/>Jupyter Notebook <text:span text:style-name="T1">(within anaconda navigator)</text:span></text:p>
        </text:list-item>
      </text:list>
      <text:p text:style-name="P1"/>
      <text:p text:style-name="P5">For the python bootcamp install anaconda and sublime</text:p>
      <text:p text:style-name="P5"/>
      <text:p text:style-name="P4"/>
      <text:p text:style-name="P4">* <text:span text:style-name="T2">Anaconda Navigator:</text:span></text:p>
      <text:p text:style-name="P6">On windows:</text:p>
      <text:p text:style-name="P6"/>
      <text:p text:style-name="P6">Lauch Jupyter Notebook, then paste in your browser: <text:s text:c="2"/>http://localhost:8888</text:p>
      <text:p text:style-name="P5"/>
      <text:p text:style-name="P6">Will ask you for a token – Open cmd – run: <text:s/><text:span text:style-name="T3">jupyter notebook list</text:span></text:p>
      <text:p text:style-name="P6"/>
      <text:p text:style-name="P7">C:\Users\Trabajo\Desktop\python&gt;jupyter notebook list</text:p>
      <text:p text:style-name="P7">Currently running servers:</text:p>
      <text:p text:style-name="P7">http://localhost:8892/?token=de83e25756e836c223161c91c6dbb1857cd52166bd1c94d5 :: C:\Users\Trabajo</text:p>
      <text:p text:style-name="P7">http://localhost:8888/?token=5ff9753430910a29f02831366e0e2c09d9263072492e49f1 :: C:\Users\Trabajo</text:p>
      <text:p text:style-name="P7">http://localhost:8891/?token=9764c756c2660f0ebdf12941942b704e7cd3f1852f9adf90 :: C:\Users\Trabajo</text:p>
      <text:p text:style-name="P7">http://localhost:8890/?token=91d75a5728d3510039af33563cd65d3c2e9d7c2eaa9005be :: C:\Users\Trabajo</text:p>
      <text:p text:style-name="P7">http://localhost:8889/?token=2a3bea1eac5716cd2131d487b9aaeb0058ccb43dc500f96c :: C:\Users\Trabajo</text:p>
      <text:p text:style-name="P7"/>
      <text:p text:style-name="P8">Paste one of the links in the browser, like</text:p>
      <text:p text:style-name="P8"><text:a xlink:type="simple" xlink:href="http://localhost:8892/?token=de83e25756e836c223161c91c6dbb1857cd52166bd1c94d5" text:style-name="Internet_20_link" text:visited-style-name="Visited_20_Internet_20_Link">http://localhost:8892/?token=de83e25756e836c223161c91c6dbb1857cd52166bd1c94d5</text:a></text:p>
      <text:p text:style-name="P8"/>
      <text:p text:style-name="P8">On jupyter notebook, Click on New -- Notebook: Python 3 -- you can run </text:p>
      <text:p text:style-name="P8">lines in cells</text:p>
      <text:p text:style-name="P8"/>
      <text:p text:style-name="P11">* Anaconda Jupyter Keystrokes:</text:p>
      <text:p text:style-name="P8">dd ---&gt; delete current cell</text:p>
      <text:p text:style-name="P8">a <text:s/>---&gt; insert cell above current cell</text:p>
      <text:p text:style-name="P8">b <text:s/>---&gt; insert cell below current cell</text:p>
      <text:p text:style-name="P8">Shift + enter to run it or click the play button </text:p>
      <text:p text:style-name="P8"/>
      <text:p text:style-name="P8">Restart the kernel ---&gt; if you used a special word, like 'int' 'float' etc, to assign a variable into it.</text:p>
      <text:p text:style-name="P8">Do it on: Kernel -- Restart</text:p>
      <text:p text:style-name="P8">This will delete all the variables</text:p>
      <text:p text:style-name="P8"/>
      <text:p text:style-name="P8"/>
      <text:p text:style-name="P11">* <text:span text:style-name="T4">Run a python program in the CLI:</text:span></text:p>
      <text:p text:style-name="P8"/>
      <text:p text:style-name="P10">$ python myprogram.py</text:p>
      <text:p text:style-name="P10"/>
      <text:p text:style-name="P10"/>
      <text:p text:style-name="P12"><text:soft-page-break/>*Run one line command in CLI:</text:p>
      <text:p text:style-name="P10"/>
      <text:p text:style-name="P10">$ <text:span text:style-name="T5">python</text:span></text:p>
      <text:p text:style-name="P10">Python 3.7.0 (default, Jun 28 2018, 08:04:48) [MSC v.1912 64 bit (AMD64)] :: Anaconda, Inc. on win32</text:p>
      <text:p text:style-name="P10">Type "help", "copyright", "credits" or "license" for more information.</text:p>
      <text:p text:style-name="P9">&gt;&gt;&gt; <text:span text:style-name="T5">print('hello')</text:span></text:p>
      <text:p text:style-name="P9">hello</text:p>
      <text:p text:style-name="P9">&gt;&gt;&gt;</text:p>
      <text:p text:style-name="P8"/>
      <text:p text:style-name="P8"/>
      <text:p text:style-name="P21">* <text:span text:style-name="T9">Data Types:</text:span></text:p>
      <text:p text:style-name="P8"/>
      <text:p text:style-name="P8">Integers <text:s text:c="12"/>- int <text:s text:c="5"/>- whole numbers: 3 , 212 , 93<text:line-break/>Floating point <text:s text:c="2"/>- float <text:s text:c="2"/>- numbers with decimal: <text:s/>23.1 , 23.32 , 7.34<text:line-break/>String <text:s text:c="15"/>- str <text:s text:c="5"/>- ordered sequence of characters: <text:s/>"hello" 'Sammy' "2000"<text:line-break/>List <text:s text:c="18"/>- list <text:s text:c="5"/>- ordered sequence of objects: [10,"hello",200.3]<text:line-break/>Dictionaries <text:s text:c="5"/>- dict <text:s text:c="3"/>- unordered Key:Values pair: {"mykey":"value","name":"Frankie"}<text:line-break/>Tuples <text:s text:c="14"/>- tup <text:s text:c="4"/>- ordered immutable sequence of objects: (10,"hello,200.2")<text:line-break/>Sets <text:s/><text:tab/> <text:s text:c="13"/>- set <text:s text:c="5"/>- unordered collection of unique objects: {"a","b"}<text:line-break/>Booleans <text:s text:c="10"/>- bool <text:s text:c="2"/>- Logical value indicating true or false<text:tab/></text:p>
      <text:p text:style-name="P8"/>
      <text:p text:style-name="P8"/>
      <text:p text:style-name="P20">* <text:span text:style-name="T10">Doubts: </text:span><text:span text:style-name="T11">Check on the videos</text:span></text:p>
      <text:p text:style-name="P15"><text:span text:style-name="T10"><text:line-break/>--Arithmetics:<text:line-break/>Module (good to know if a number is even or odd)<text:line-break/><text:line-break/>Python lets you add, subtract, multiply and divide numbers with reassignment using +=, -=, *=, and /=</text:span></text:p>
      <text:p text:style-name="P8"/>
      <text:p text:style-name="P8"/>
      <text:p text:style-name="P21">* <text:span text:style-name="T12">Variables:</text:span></text:p>
      <text:p text:style-name="P8"/>
      <text:p text:style-name="P16">Python uses Dynamic Typing: you can reassign variables to different data types<text:line-break/></text:p>
      <text:p text:style-name="P16">PROS: <text:s text:c="9"/>You don't have to write the datatype, saving time<text:line-break/>CONTRAS: You can have some bugs because this.</text:p>
      <text:p text:style-name="P8"/>
      <text:p text:style-name="P8"/>
      <text:p text:style-name="P8">– <text:span text:style-name="T13">See data type of a variable</text:span>, 'a' <text:span text:style-name="T14">(a = 10)</text:span> in this example: (in Jupiter notebook)</text:p>
      <text:p text:style-name="P8">type(a)<text:line-break/>int</text:p>
      <text:p text:style-name="P8"/>
      <text:p text:style-name="P17">-- <text:span text:style-name="T13">Change the data type</text:span>, 'a' in this example:</text:p>
      <text:p text:style-name="P17"><text:line-break/>a = 30.1 --&gt; we change the value of 'a' to a float data type<text:line-break/>type(a) <text:s/>---&gt; we ask for the data type of a <text:s/><text:line-break/>float <text:s text:c="3"/>----&gt; a is now a float</text:p>
      <text:p text:style-name="P17"><text:soft-page-break/></text:p>
      <text:p text:style-name="P17">Another example:<text:line-break/><text:line-break/>Setting the variable:<text:line-break/>money = 10<text:line-break/>type(money)<text:line-break/>int<text:line-break/><text:line-break/>-- Change the data type, 'money' in this example:<text:line-break/><text:line-break/>money = 10.5 --&gt; we change the value of 'money' to a float data type<text:line-break/>type(money) <text:s/>---&gt; we ask for the data type of a <text:s/><text:line-break/>float <text:s text:c="3"/>----&gt; a is now a float</text:p>
      <text:p text:style-name="P17"/>
      <text:p text:style-name="P17"/>
      <text:p text:style-name="P18"><text:span text:style-name="T15">* </text:span><text:span text:style-name="T16">Strings:</text:span></text:p>
      <text:p text:style-name="P18"><text:span text:style-name="T17"/></text:p>
      <text:p text:style-name="P18"><text:span text:style-name="T17">I</text:span><text:span text:style-name="T16">ndexing / </text:span><text:span text:style-name="T17">S</text:span><text:span text:style-name="T16">licing:</text:span><text:span text:style-name="T5"> </text:span><text:s text:c="2"/>Video 014, 015 and 016</text:p>
      <text:p text:style-name="P17"/>
      <text:p text:style-name="P17">*-- <text:span text:style-name="T5">Indexing</text:span>: allows you to grab a single character. --------------------<text:line-break/><text:line-break/><text:span text:style-name="T13">REMEMBER</text:span>: The positions are going from 0 to the infinite. The first one is 0<text:line-break/><text:line-break/>mystring = "hello world"<text:line-break/><text:line-break/>mystring[0]<text:line-break/>'h'<text:line-break/><text:line-break/>mystring[9]<text:line-break/>'r'<text:line-break/><text:line-break/>mystring[-1]<text:line-break/>'d' <text:line-break/><text:line-break/>mystring[-3]<text:line-break/>'r' </text:p>
      <text:p text:style-name="P17"/>
      <text:p text:style-name="P17"/>
      <text:p text:style-name="P17">*-- <text:span text:style-name="T5">Slicing</text:span>: let's you to grab a subsection of multiple characters. --------------------<text:line-break/><text:line-break/>REMEMBER: The positions are going from 0 to the infinite. <text:line-break/><text:line-break/>mystring[start:stop:step]<text:line-break/><text:line-break/>mystring = 'abcdefghi'<text:line-break/><text:line-break/>* Pick all the characters since 'c' til the end: (Start position)<text:line-break/><text:soft-page-break/>mystring[2:]<text:line-break/>cdefghi</text:p>
      <text:p text:style-name="P17"/>
      <text:p text:style-name="P17"/>
      <text:p text:style-name="P17">* Pick the first 3 characters: <text:span text:style-name="T13">The Stop position don't include the character in which you are</text:span> 'd' in this example: <text:line-break/>mystring[:3] <text:line-break/>abc<text:line-break/><text:line-break/>* Pick from 'C' to 'H' <text:line-break/><text:line-break/>mystring[2:-1]<text:line-break/><text:line-break/><text:span text:style-name="T5">* Reverse the entire string:</text:span><text:line-break/>mystring[::-1]<text:line-break/>ihgfedcba</text:p>
      <text:p text:style-name="P17"/>
      <text:p text:style-name="P17"/>
      <text:p text:style-name="P17"><text:span text:style-name="T16">* </text:span><text:span text:style-name="T19">String properties:</text:span><text:span text:style-name="T22"> </text:span><text:span text:style-name="T20"><text:s/>video 016</text:span></text:p>
      <text:p text:style-name="P17"/>
      <text:p text:style-name="P19">--String concatenation: Merging 2 strings together. </text:p>
      <text:p text:style-name="P19"/>
      <text:p text:style-name="P19"><text:span text:style-name="T5">USING <text:s/>+</text:span><text:line-break/><text:line-break/>name = 'Pam'<text:line-break/>last_letters = name[1:]<text:line-break/>'am' <text:line-break/><text:line-break/>'S' + last_letters<text:line-break/>'Sam'<text:line-break/><text:line-break/><text:line-break/>x = "Hello world"<text:line-break/>x + " it's beautifull outside!"<text:line-break/>"Hello world it's beautifull outside!"<text:line-break/><text:line-break/><text:line-break/>x = x + " it's beautifull outside!"<text:line-break/>x<text:line-break/>"Hello world it's beautifull outside!"</text:p>
      <text:p text:style-name="P17"/>
      <text:p text:style-name="P17"/>
      <text:p text:style-name="P17"><text:span text:style-name="T5">USING *</text:span><text:line-break/><text:line-break/>multiplica = "Q"<text:line-break/>multiplica * 10<text:line-break/>'QQQQQQQQQQ'</text:p>
      <text:p text:style-name="P17"/>
      <text:p text:style-name="P17"><text:soft-page-break/><text:span text:style-name="T16">* </text:span><text:span text:style-name="T18">Methods:</text:span><text:span text:style-name="T25"> <text:s/>(016, 017)</text:span></text:p>
      <text:p text:style-name="P17"/>
      <text:p text:style-name="P17">x = 'hello world' <text:s/><text:line-break/>x.upper()<text:line-break/>'HELLO WORLD'<text:line-break/><text:line-break/>x.lower()<text:line-break/>'hello world'<text:line-break/><text:line-break/>x.split() <text:s/>------------&gt; you split in the white space<text:line-break/>['hello', 'world']<text:line-break/><text:line-break/>x.split('o') <text:s/>------------&gt; you split in the 'o'<text:line-break/>['hell', ' w', 'rld']<text:line-break/><text:line-break/><text:line-break/><text:line-break/>-- Scape sentences: <text:s/>Inside a sentence you can do a change of line \n <text:s/>or tab \t (4 spaces), etc.<text:line-break/><text:line-break/>-- len : tell's you how much characters have the string (empty spaces included)<text:line-break/><text:line-break/>len("hello world")<text:line-break/>11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3T00:59:51.876000000</meta:creation-date>
    <dc:date>2019-01-03T21:22:59.019000000</dc:date>
    <meta:editing-duration>PT33M40S</meta:editing-duration>
    <meta:editing-cycles>26</meta:editing-cycles>
    <meta:generator>LibreOffice/5.4.3.2$Windows_x86 LibreOffice_project/92a7159f7e4af62137622921e809f8546db437e5</meta:generator>
    <meta:document-statistic meta:table-count="0" meta:image-count="0" meta:object-count="0" meta:page-count="5" meta:paragraph-count="61" meta:word-count="754" meta:character-count="5029" meta:non-whitespace-character-count="4137"/>
  </office:meta>
</office:document-meta>
</file>